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rongEmphasis" style:family="text">
      <style:text-properties fo:font-weight="normal" style:font-weight-asian="normal" style:font-weight-complex="normal"/>
    </style:style>
    <style:style style:name="P3" style:parent-style-name="Standard" style:family="paragraph">
      <style:paragraph-properties fo:margin-left="1.477in" fo:text-indent="-1.477in">
        <style:tab-stops/>
      </style:paragraph-properties>
    </style:style>
    <style:style style:name="P4" style:parent-style-name="Standard" style:family="paragraph">
      <style:paragraph-properties fo:margin-left="1.477in">
        <style:tab-stops/>
      </style:paragraph-properties>
    </style:style>
    <style:style style:name="P5" style:parent-style-name="Standard" style:family="paragraph">
      <style:paragraph-properties fo:margin-left="1.477in" fo:text-indent="0.002in">
        <style:tab-stops/>
      </style:paragraph-properties>
    </style:style>
    <style:style style:name="T6" style:parent-style-name="DefaultParagraphFont" style:family="text">
      <style:text-properties style:font-name-complex="Times New Roman" fo:color="#374151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1" style:family="paragraph"/>
    <style:style style:name="P17" style:parent-style-name="Standard" style:family="paragraph">
      <style:paragraph-properties fo:margin-left="1.477in" fo:text-indent="0.002in">
        <style:tab-stops/>
      </style:paragraph-properties>
    </style:style>
    <style:style style:name="T18" style:parent-style-name="DefaultParagraphFont" style:family="text">
      <style:text-properties style:font-name-complex="Times New Roman" fo:background-color="#FFFFFF"/>
    </style:style>
    <style:style style:name="T19" style:parent-style-name="DefaultParagraphFont" style:family="text">
      <style:text-properties style:font-name-complex="Times New Roman"/>
    </style:style>
    <style:style style:name="T20" style:parent-style-name="DefaultParagraphFont" style:family="text">
      <style:text-properties style:font-name-complex="Times New Roman"/>
    </style:style>
    <style:style style:name="P21" style:parent-style-name="Standard" style:family="paragraph">
      <style:paragraph-properties fo:margin-left="1.477in" fo:text-indent="0.002in">
        <style:tab-stops/>
      </style:paragraph-properties>
    </style:style>
    <style:style style:name="T22" style:parent-style-name="DefaultParagraphFont" style:family="text">
      <style:text-properties style:font-name-complex="Times New Roman" fo:color="#374151"/>
    </style:style>
    <style:style style:name="T23" style:parent-style-name="DefaultParagraphFont" style:family="text">
      <style:text-properties style:font-name-complex="Times New Roman"/>
    </style:style>
    <style:style style:name="T24" style:parent-style-name="DefaultParagraphFont" style:family="text">
      <style:text-properties style:font-name-complex="Times New Roman"/>
    </style:style>
    <style:style style:name="P25" style:parent-style-name="Standard" style:family="paragraph">
      <style:text-properties style:font-name-complex="Times New Roman" fo:color="#374151"/>
    </style:style>
  </office:automatic-styles>
  <office:body>
    <office:text text:use-soft-page-breaks="true">
      <text:p text:style-name="P1">TUGHU AIYEWA</text:p>
      <text:p text:style-name="Standard">191b, Coronation Road,</text:p>
      <text:p text:style-name="Standard">Southville,</text:p>
      <text:p text:style-name="Standard">Bristol,</text:p>
      <text:p text:style-name="Standard">BS3 1RF,</text:p>
      <text:p text:style-name="Standard"/>
      <text:p text:style-name="Standard"><text:a xlink:href="mailto:aiyewatughu@gmail.com" office:target-frame-name="_top" xlink:show="replace">aiyewatughu@gmail.com</text:a></text:p>
      <text:p text:style-name="Standard"/>
      <text:p text:style-name="Standard">07901640723</text:p>
      <text:p text:style-name="Standard"/>
      <text:p text:style-name="Standard">website: aiyewatughu.com/ aiyewatughu.xyz</text:p>
      <text:p text:style-name="Standard"/>
      <text:p text:style-name="Standard"/>
      <text:p text:style-name="Standard"><text:span text:style-name="T2">Versatile 2D/3D artist, animator, environment, character modeler and creative director at Wafunk Publishing. Now seeking opportunities to evolve my career to created engaging and captivating Augmented reality experiences within the creative and educational sector.</text:span></text:p>
      <text:p text:style-name="Standard"/>
      <text:p text:style-name="Standard"/>
      <text:p text:style-name="Standard"/>
      <text:p text:style-name="Standard">EDUCATION</text:p>
      <text:p text:style-name="Standard"/>
      <text:p text:style-name="Standard">2023<text:tab/><text:tab/><text:tab/>The University of the West of England, Bristol, Master’s degree: MA Virtual and Extended Realities</text:p>
      <text:p text:style-name="Standard"/>
      <text:p text:style-name="Standard">2013 – 2014<text:tab/><text:tab/>University of Bradford, Bradford, Master’s degree: MA Computer Animation and Visual Effects</text:p>
      <text:p text:style-name="Standard"/>
      <text:p text:style-name="P3">2007 - 2011<text:tab/>Benson Idahosa University, Benin City, Nigeria, Undergraduate Degree:</text:p>
      <text:p text:style-name="P4">B.Sc Computer Science, Second Class Honours Upper Division</text:p>
      <text:p text:style-name="Standard"/>
      <text:p text:style-name="Standard"/>
      <text:p text:style-name="Standard">PROFESSIONAL EXPERIENCE</text:p>
      <text:p text:style-name="Standard"/>
      <text:p text:style-name="Standard">2023<text:tab/><text:tab/><text:tab/>Master Project “ARE: AUGMENTED REALITY EDUCATION”</text:p>
      <text:p text:style-name="P5"><text:span text:style-name="T6">An Augmented Reality application that facilitates children's engagement through vibrant 3D models. Employing straightforward and intuitive interactions, it enables a more comprehensive exploration and understanding of various subjects.</text:span></text:p>
      <text:p text:style-name="Standard"><text:tab/><text:tab/><text:tab/>(Link to webPage)</text:p>
      <text:p text:style-name="Standard"/>
      <text:p text:style-name="Standard">Master’s Project</text:p>
      <text:p text:style-name="Standard"/>
      <text:p text:style-name="Standard">Creative Director | Wafunk Publishing | United Kingdom |<text:s/><text:tab/><text:tab/><text:tab/><text:tab/>Aug 2022 – Present</text:p>
      <text:list text:style-name="LFO1" text:continue-numbering="true">
        <text:list-item>
          <text:p text:style-name="P7">Developed and implemented 2D design and animation pipelines, ensuring efficient workflows and optimal project outcomes.</text:p>
        </text:list-item>
        <text:list-item>
          <text:p text:style-name="P8">Directed and supervised a team artist to deliver high-quality 2D animation and print media projects on time and within budget.</text:p>
        </text:list-item>
      </text:list>
      <text:p text:style-name="Standard"/>
      <text:p text:style-name="Standard"/>
      <text:soft-page-break/>
      <text:p text:style-name="Standard">3D Artist | venu3D | California, United States |<text:s/><text:tab/><text:tab/><text:tab/><text:tab/><text:tab/>Jan 2022 – Jan 2023</text:p>
      <text:list text:style-name="LFO1" text:continue-numbering="true">
        <text:list-item>
          <text:p text:style-name="P9">Collaborated with the art director to conceptualize and implement visually stunning 3D environment that met VR project specifications.</text:p>
        </text:list-item>
        <text:list-item>
          <text:p text:style-name="P10">Spearheaded the modification of existing avatars 2D facial features to a fully 3D modeled, rigged and animated system.</text:p>
        </text:list-item>
        <text:list-item>
          <text:p text:style-name="P11">Utilized technical skills to optimize assets and characters for VR platforms, ensuring seamless integration and optimal user experiences.</text:p>
        </text:list-item>
        <text:list-item>
          <text:p text:style-name="P12">Worked closely with the development teams to ensure seamless integration of 3D assets, maintaining a balance between artistic vision and technical requirements.</text:p>
        </text:list-item>
      </text:list>
      <text:p text:style-name="Standard"/>
      <text:p text:style-name="Standard"/>
      <text:p text:style-name="Standard">CG Artist | carbon Animations Studios | Lagos, Nigeria |<text:s/><text:tab/><text:tab/><text:tab/><text:tab/>Jun 2018 – Jan 2022</text:p>
      <text:list text:style-name="LFO1" text:continue-numbering="true">
        <text:list-item>
          <text:p text:style-name="P13">Translated conceptual ideas into captivating 3D assets and characters for advertising campaigns and explainer videos, enhancing brand visibility and market presence.</text:p>
        </text:list-item>
        <text:list-item>
          <text:p text:style-name="P14">Worked closely with the creative director to understand client requirements and deliver visually compelling 3D assets for digital media.</text:p>
        </text:list-item>
      </text:list>
      <text:p text:style-name="Standard"/>
      <text:p text:style-name="Standard"/>
      <text:p text:style-name="Standard">3D Generalist | Seyenapse | Singapore |<text:s/><text:tab/><text:tab/><text:tab/><text:tab/><text:tab/><text:tab/>May 2017 – Aug 2018</text:p>
      <text:list text:style-name="LFO1" text:continue-numbering="true">
        <text:list-item>
          <text:p text:style-name="P15">Created 3D models and assets for an immersive VR game experience, contributing to the overall visual aesthetics.</text:p>
        </text:list-item>
        <text:list-item>
          <text:p text:style-name="P16">Demonstrated expertise in rigging and animating 3d models for performance fidelity within the constraints of VR platform.</text:p>
        </text:list-item>
      </text:list>
      <text:p text:style-name="Standard"/>
      <text:p text:style-name="Standard"/>
      <text:p text:style-name="Standard"/>
      <text:p text:style-name="Standard"/>
      <text:p text:style-name="Standard">PROJECTS</text:p>
      <text:p text:style-name="Standard"/>
      <text:p text:style-name="Standard">2023<text:tab/><text:tab/><text:tab/>Reasonable Adjustment</text:p>
      <text:p text:style-name="Standard"><text:tab/><text:tab/><text:tab/>3D Artist</text:p>
      <text:p text:style-name="P17"><text:span text:style-name="T18">'Reasonable Adjustments' is an interactive VR narrative experience that sees you embody Gemma, a person who is dyslexic.</text:span><text:span text:style-name="T19"><text:tab/></text:span><text:span text:style-name="T20"><text:tab/></text:span></text:p>
      <text:p text:style-name="Standard"><text:tab/><text:tab/><text:tab/>(Link to webpage)</text:p>
      <text:p text:style-name="Standard"/>
      <text:p text:style-name="Standard">2023<text:tab/><text:tab/><text:tab/>Tales by Moon light</text:p>
      <text:p text:style-name="Standard"><text:tab/><text:tab/><text:tab/>3D Artist</text:p>
      <text:p text:style-name="Standard"><text:tab/><text:tab/><text:tab/>An African folktale brought to life in virtual reality<text:tab/>.</text:p>
      <text:p text:style-name="Standard"><text:tab/><text:tab/><text:tab/>(Link to webpage)</text:p>
      <text:p text:style-name="Standard"/>
      <text:p text:style-name="Standard">2023<text:tab/><text:tab/><text:tab/>AR M SHED</text:p>
      <text:p text:style-name="Standard"><text:tab/><text:tab/><text:tab/>Assistant Project Manager, 3D Artist,<text:s/></text:p>
      <text:p text:style-name="P21"><text:span text:style-name="T22">An Augmented Reality initiative focused on augmenting existing museum exhibits with digital content to elevate visitor experiences.</text:span><text:span text:style-name="T23"><text:tab/></text:span><text:span text:style-name="T24"><text:tab/></text:span></text:p>
      <text:p text:style-name="Standard"><text:tab/><text:tab/><text:tab/>(Link to webpage)</text:p>
      <text:p text:style-name="Standard"/>
      <text:p text:style-name="Standard"/>
      <text:p text:style-name="Standard"/>
      <text:p text:style-name="Standard">SKILLS</text:p>
      <text:p text:style-name="Standard"/>
      <text:p text:style-name="Standard">3D Modeling (Character, Environment and Assets): Proficient in industry-standard software such as Autodesk Maya, Blender, Substance Painter.</text:p>
      <text:p text:style-name="Standard"/>
      <text:p text:style-name="Standard">2D Illustration and Animation: Skilled in using Adobe Creative Suite (Illustrator, After Effects, Photoshop) for 2D artistic work.</text:p>
      <text:p text:style-name="Standard"/>
      <text:p text:style-name="Standard">VR/AR Asset Creation: Experience in developing assets, environments and characters both VR and AR platforms, optimizing for performance and user interaction.</text:p>
      <text:p text:style-name="Standard"/>
      <text:p text:style-name="P25">AR Development: Proficient in crafting augmented reality experiences for Android using Unity, AR Foundation, Vuforia AR SDK, and ARCore XR.</text:p>
      <text:p text:style-name="Standard"/>
      <text:p text:style-name="Standard">Collaboration: Adept at working closely with cross-functional teams to bring creative visions to life.</text:p>
      <text:p text:style-name="Standard"/>
      <text:p text:style-name="Standard">Project Management: Proven ability to manage multiple projects simultaneously, meeting deadlines and maintaining high-quality standards.</text:p>
      <text:p text:style-name="Standard"/>
      <text:p text:style-name="Standard"/>
      <text:p text:style-name="Standard">Portfolio: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ughu Aiyewa</meta:initial-creator>
    <dc:creator>Tughu Aiyewa (Student)</dc:creator>
    <meta:creation-date>2023-12-04T12:12:00Z</meta:creation-date>
    <dc:date>2023-12-05T13:32:00Z</dc:date>
    <meta:template xlink:href="Normal" xlink:type="simple"/>
    <meta:editing-cycles>8</meta:editing-cycles>
    <meta:editing-duration>PT15540S</meta:editing-duration>
    <meta:document-statistic meta:page-count="3" meta:paragraph-count="8" meta:word-count="628" meta:character-count="4200" meta:row-count="29" meta:non-whitespace-character-count="3580"/>
  </office:meta>
</office:document-meta>
</file>